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Name : m21aa</text:p>
      <text:p text:style-name="P1">Module Description : Czerka Base</text:p>
      <text:p text:style-name="P1">Doors : None</text:p>
      <text:p text:style-name="P1">Characters : None</text:p>
      <text:p text:style-name="P1">Merchants : None</text:p>
      <text:p text:style-name="P1">Placeables : None</text:p>
      <text:p text:style-name="P1">Transitions : None</text:p>
      <text:p text:style-name="P1">Tested in K1 : Un-Tested</text:p>
      <text:p text:style-name="P1">Tested in K2 : Yes</text:p>
      <text:p text:style-name="P1">Working in K1 : Un-Tested</text:p>
      <text:p text:style-name="P1">Working in K2 : 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7T20:06:57.34</meta:creation-date>
    <dc:date>2019-03-09T22:08:58.84</dc:date>
    <meta:editing-duration>PT1H46M12S</meta:editing-duration>
    <meta:editing-cycles>27</meta:editing-cycles>
    <meta:generator>OpenOffice/4.1.5$Win32 OpenOffice.org_project/415m1$Build-9789</meta:generator>
    <meta:document-statistic meta:table-count="0" meta:image-count="0" meta:object-count="0" meta:page-count="1" meta:paragraph-count="11" meta:word-count="44" meta:character-count="217"/>
  </office:meta>
</office:document-meta>
</file>